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hop">
        <table:table-row>
          <table:table-cell office:value-type="string">
            <text:p>item_id</text:p>
          </table:table-cell>
          <table:table-cell office:value-type="string">
            <text:p>item_name</text:p>
          </table:table-cell>
          <table:table-cell office:value-type="string">
            <text:p>item_png</text:p>
          </table:table-cell>
          <table:table-cell office:value-type="string">
            <text:p>item_price</text:p>
          </table:table-cell>
          <table:table-cell office:value-type="string">
            <text:p>section</text:p>
          </table:table-cell>
          <table:table-cell office:value-type="string">
            <text:p>category</text:p>
          </table:table-cell>
        </table:table-row>
        <table:table-row>
          <table:table-cell office:value-type="float" office:value="0">
            <text:p>0</text:p>
          </table:table-cell>
          <table:table-cell office:value-type="string">
            <text:p>Scout Shirt</text:p>
          </table:table-cell>
          <table:table-cell office:value-type="string">
            <text:p>img/scoutshirt.jpg</text:p>
          </table:table-cell>
          <table:table-cell office:value-type="float" office:value="17.0">
            <text:p>17.0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Scout Belt</text:p>
          </table:table-cell>
          <table:table-cell office:value-type="string">
            <text:p>img/scoutbelt.jpg</text:p>
          </table:table-cell>
          <table:table-cell office:value-type="float" office:value="13.0">
            <text:p>13.0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eavers Polo Shirt</text:p>
          </table:table-cell>
          <table:table-cell office:value-type="string">
            <text:p>img/beaverShirt.jpg</text:p>
          </table:table-cell>
          <table:table-cell office:value-type="float" office:value="11.5">
            <text:p>11.5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Beavers Sweatshirt</text:p>
          </table:table-cell>
          <table:table-cell office:value-type="string">
            <text:p>img/beaverSweatshirt.jpg</text:p>
          </table:table-cell>
          <table:table-cell office:value-type="float" office:value="13.0">
            <text:p>13.0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ubs Polo Shirt</text:p>
          </table:table-cell>
          <table:table-cell office:value-type="string">
            <text:p>img/cubShirt.jpg</text:p>
          </table:table-cell>
          <table:table-cell office:value-type="float" office:value="12.5">
            <text:p>12.5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ubs Sweatshirt</text:p>
          </table:table-cell>
          <table:table-cell office:value-type="string">
            <text:p>img/cubSweatshirt.jpg</text:p>
          </table:table-cell>
          <table:table-cell office:value-type="float" office:value="13.5">
            <text:p>13.5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xplorer S/S Shirt</text:p>
          </table:table-cell>
          <table:table-cell office:value-type="string">
            <text:p>img/explorerssShirt.jpg</text:p>
          </table:table-cell>
          <table:table-cell office:value-type="float" office:value="21.0">
            <text:p>21.0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Explorer L/S Shirt</text:p>
          </table:table-cell>
          <table:table-cell office:value-type="string">
            <text:p>img/explorerlsShirt.jpg</text:p>
          </table:table-cell>
          <table:table-cell office:value-type="float" office:value="22.0">
            <text:p>22.0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Explorer Polo Shirt</text:p>
          </table:table-cell>
          <table:table-cell office:value-type="string">
            <text:p>img/explorerShirt.jpg</text:p>
          </table:table-cell>
          <table:table-cell office:value-type="float" office:value="16.0">
            <text:p>16.0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Adult Polo Shirt</text:p>
          </table:table-cell>
          <table:table-cell office:value-type="string">
            <text:p>img/adultPoloShirt</text:p>
          </table:table-cell>
          <table:table-cell office:value-type="float" office:value="16.0">
            <text:p>16.0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Adult Mens S/S Shirt</text:p>
          </table:table-cell>
          <table:table-cell office:value-type="string">
            <text:p>img/adultShirt</text:p>
          </table:table-cell>
          <table:table-cell office:value-type="float" office:value="21.0">
            <text:p>21.0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dult Mens L/S Shirt</text:p>
          </table:table-cell>
          <table:table-cell office:value-type="string">
            <text:p>img/adultLongShirt.jpg</text:p>
          </table:table-cell>
          <table:table-cell office:value-type="float" office:value="22.0">
            <text:p>22.0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Youth's Scout Activity Trousers</text:p>
          </table:table-cell>
          <table:table-cell office:value-type="string">
            <text:p>img/youthBottoms.jpg</text:p>
          </table:table-cell>
          <table:table-cell office:value-type="float" office:value="16.0">
            <text:p>16.0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Youth's Scout Unisex Activity Shorts</text:p>
          </table:table-cell>
          <table:table-cell office:value-type="string">
            <text:p>img/youthShorts.jpg</text:p>
          </table:table-cell>
          <table:table-cell office:value-type="float" office:value="15.5">
            <text:p>15.5</text:p>
          </table:table-cell>
          <table:table-cell office:value-type="string">
            <text:p>scouts</text:p>
          </table:table-cell>
          <table:table-cell office:value-type="string">
            <text:p>uniform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2.10</meta:generator>
    <meta:initial-creator>phpMyAdmin 4.2.10</meta:initial-creator>
    <meta:creation-date>2016-12-20T22:26:51</meta:creation-date>
  </office:meta>
</office:document-meta>
</file>